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5.002cm" fo:margin-left="1cm" fo:margin-top="0cm" fo:margin-bottom="0cm" table:align="left" style:writing-mode="lr-tb"/>
    </style:style>
    <style:style style:name="Tabelle1.A" style:family="table-column">
      <style:table-column-properties style:column-width="7.5cm"/>
    </style:style>
    <style:style style:name="Tabelle1.B" style:family="table-column">
      <style:table-column-properties style:column-width="7.50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5.503cm" style:type="right"/>
        </style:tab-stops>
      </style:paragraph-properties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text-properties style:font-name="Gill Sans MT"/>
    </style:style>
    <style:style style:name="P5" style:family="paragraph" style:parent-style-name="Standard">
      <style:paragraph-properties fo:line-height="125%">
        <style:tab-stops>
          <style:tab-stop style:position="14.002cm" style:type="right"/>
        </style:tab-stops>
      </style:paragraph-properties>
      <style:text-properties fo:text-transform="uppercase" fo:font-size="12pt" fo:font-weight="bold" style:font-size-asian="12pt" style:font-weight-asian="bold"/>
    </style:style>
    <style:style style:name="P6" style:family="paragraph" style:parent-style-name="Standard">
      <style:paragraph-properties fo:line-height="125%">
        <style:tab-stops>
          <style:tab-stop style:position="14.002cm" style:type="right"/>
        </style:tab-stops>
      </style:paragraph-properties>
      <style:text-properties fo:text-transform="uppercase" style:font-name="Calibri" fo:font-size="12pt" fo:font-weight="bold" style:font-size-asian="12pt" style:font-weight-asian="bold" style:font-size-complex="11pt"/>
    </style:style>
    <style:style style:name="P7" style:family="paragraph" style:parent-style-name="Text_20_body">
      <style:paragraph-properties fo:text-align="center" style:justify-single-word="false"/>
      <style:text-properties style:font-name="Gill Sans M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style:font-name="Gill Sans MT"/>
    </style:style>
    <style:style style:name="P10" style:family="paragraph" style:parent-style-name="Deckblatt_20_Standard">
      <style:text-properties style:font-name="Gill Sans MT"/>
    </style:style>
    <style:style style:name="P11" style:family="paragraph" style:parent-style-name="Deckblatt_20_Versalien_20_Gesperrt">
      <style:text-properties style:font-name="Gill Sans MT"/>
    </style:style>
    <style:style style:name="P12" style:family="paragraph" style:parent-style-name="Standard">
      <style:paragraph-properties fo:margin-top="0cm" fo:margin-bottom="0.423cm" fo:break-before="page"/>
      <style:text-properties fo:font-size="14pt" fo:font-weight="bold" style:font-size-asian="14pt" style:font-weight-asian="bold"/>
    </style:style>
    <style:style style:name="P13" style:family="paragraph" style:parent-style-name="Text_20_body">
      <style:paragraph-properties fo:margin-left="1.02cm" fo:margin-right="0cm" fo:text-indent="-1.02cm" style:auto-text-indent="false"/>
    </style:style>
    <style:style style:name="P14" style:family="paragraph" style:parent-style-name="Deckblatt_20_3">
      <style:paragraph-properties fo:margin-top="0cm" fo:margin-bottom="0.12cm" fo:text-align="start" style:justify-single-word="false"/>
      <style:text-properties style:font-name="Gill Sans MT" fo:font-size="14pt" fo:font-style="italic" style:font-size-asian="14pt" style:font-style-asian="italic"/>
    </style:style>
    <style:style style:name="P15" style:family="paragraph" style:parent-style-name="Table_20_Heading">
      <style:text-properties style:font-name="Gill Sans MT"/>
    </style:style>
    <style:style style:name="P16" style:family="paragraph" style:parent-style-name="Table_20_Heading">
      <style:paragraph-properties fo:text-align="end" style:justify-single-word="false"/>
      <style:text-properties style:font-name="Gill Sans MT"/>
    </style:style>
    <style:style style:name="P17" style:family="paragraph" style:parent-style-name="Contents_20_1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9" style:family="paragraph" style:parent-style-name="Deckblatt_20_3" style:master-page-name="First_20_Page">
      <style:paragraph-properties fo:margin-top="0cm" fo:margin-bottom="0.12cm" fo:text-align="start" style:justify-single-word="false" style:page-number="auto"/>
      <style:text-properties style:font-name="Gill Sans MT" fo:font-size="14pt" fo:font-style="italic" style:font-size-asian="14pt" style:font-style-asian="italic"/>
    </style:style>
    <style:style style:name="P20" style:family="paragraph" style:parent-style-name="Heading_20_2">
      <style:paragraph-properties fo:margin-left="1.02cm" fo:margin-right="0cm" fo:text-indent="-1.02cm" style:auto-text-indent="false"/>
    </style:style>
    <style:style style:name="P21" style:family="paragraph" style:parent-style-name="Heading_20_1" style:list-style-name="">
      <style:paragraph-properties fo:break-before="page"/>
    </style:style>
    <style:style style:name="P22" style:family="paragraph" style:parent-style-name="Heading_20_1" style:master-page-name="Converted2">
      <style:paragraph-properties style:page-number="auto"/>
    </style:style>
    <style:style style:name="P23" style:family="paragraph" style:parent-style-name="Heading_20_1">
      <style:paragraph-properties fo:margin-left="0.76cm" fo:margin-right="0cm" fo:text-indent="-0.76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ymnasium Oedeme</text:p>
      <text:p text:style-name="P14">Oedemer Weg 77</text:p>
      <text:p text:style-name="P14">21335 Lüneburg</text:p>
      <text:p text:style-name="Text_20_body"/>
      <text:p text:style-name="Text_20_body"/>
      <text:p text:style-name="Text_20_body"/>
      <text:p text:style-name="Text_20_body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11">Hausarbeit zum Thema</text:p>
      <text:p text:style-name="P11"/>
      <text:p text:style-name="Deckblatt_20_Versalien_20_Gesperrt"><text:text-input text:description="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5">Vorgelegt von:</text:p>
          </table:table-cell>
          <table:table-cell table:style-name="Tabelle1.A1" office:value-type="string">
            <text:p text:style-name="P16">Fachlehrer/in:</text:p>
          </table:table-cell>
        </table:table-row>
        <table:table-row table:style-name="Tabelle1.1">
          <table:table-cell table:style-name="Tabelle1.A1" office:value-type="string">
            <text:p text:style-name="Table_20_Contents"><text:text-input text:description=""/><text:text-input text:description=""/></text:p>
          </table:table-cell>
          <table:table-cell table:style-name="Tabelle1.A1" office:value-type="string">
            <text:p text:style-name="P8"><text:text-input text:description=""/></text:p>
          </table:table-cell>
        </table:table-row>
        <table:table-row table:style-name="Tabelle1.1">
          <table:table-cell table:style-name="Tabelle1.A1" office:value-type="string">
            <text:p text:style-name="P9">Trier, Datum</text:p>
          </table:table-cell>
          <table:table-cell table:style-name="Tabelle1.A1" office:value-type="string">
            <text:p text:style-name="P9"/>
          </table:table-cell>
        </table:table-row>
      </table:table>
      <text:p text:style-name="Standard"/>
      <text:p text:style-name="P12">Inhaltsverzeichnis 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7">1Einleitung<text:tab/>4</text:p>
          <text:p text:style-name="P17">2Die Pflegefamilie<text:tab/>4</text:p>
          <text:p text:style-name="P18">2.1Bedingungen und Gründe für die Aufnahme in eine Pflegefamilie<text:tab/>4</text:p>
          <text:p text:style-name="P18">2.2Rechte und Pflichten der Pflegefamilie<text:tab/>4</text:p>
          <text:p text:style-name="P18">2.3Rechte und Pflichten der Herkunftsfamilie<text:tab/>4</text:p>
          <text:p text:style-name="P17">3Situation der Herkunftsfamilie<text:tab/>4</text:p>
          <text:p text:style-name="P17">4Herausforderungen für die Pflegefamilien<text:tab/>4</text:p>
          <text:p text:style-name="P18">4.1Spannungsfeld zwischen Herkunftsfamilie und Pflegefamilie<text:tab/>4</text:p>
          <text:p text:style-name="P18">4.2Umgang mit belastetem Kind<text:tab/>4</text:p>
          <text:p text:style-name="P18">4.3Emotionale Belastungen der Pflegeeltern selbst<text:tab/>4</text:p>
          <text:p text:style-name="P17">5Herausforderungen für das Kind<text:tab/>5</text:p>
          <text:p text:style-name="P18">5.1Umgang mit frühem Verlust <text:s/>und seelische Verletzungen<text:tab/>5</text:p>
          <text:p text:style-name="P18">5.2Bindung und Gewissenskonflikte<text:tab/>5</text:p>
          <text:p text:style-name="P18">5.3Probleme außerhalb der Familie<text:tab/>5</text:p>
          <text:p text:style-name="P17">6Lösungsstrategien<text:tab/>5</text:p>
          <text:p text:style-name="P18">6.1Ressourcen der Familie<text:tab/>5</text:p>
          <text:p text:style-name="P18">6.2Ressourcen des Kindes<text:tab/>5</text:p>
          <text:p text:style-name="P18">6.3Unterstützung durch das Jugendamt<text:tab/>5</text:p>
          <text:p text:style-name="P17">7Fazit<text:tab/>5</text:p>
        </text:index-body>
      </text:table-of-content>
      <text:p text:style-name="P6"/>
      <text:p text:style-name="P5"/>
      <text:h text:style-name="P21" text:outline-level="1"/>
      <text:list xml:id="list5423244476416388043" text:style-name="Outline">
        <text:list-item>
          <text:h text:style-name="P22" text:outline-level="1"><text:bookmark-start text:name="_Ref410460369"/><text:bookmark-start text:name="_Toc308645438"/>Einleitung<text:bookmark-end text:name="_Ref410460369"/><text:bookmark-end text:name="_Toc308645438"/><text:bookmark text:name="_GoBack"/></text:h>
        </text:list-item>
      </text:list>
      <text:p text:style-name="Text_20_body">Wie lassen sich so viele Spannungsfelder und Emotionen vereinen? Wie gelingt die Erziehung in einer Pflegefamilie?</text:p>
      <text:list xml:id="list32415113" text:continue-numbering="true" text:style-name="Outline">
        <text:list-item>
          <text:h text:style-name="Heading_20_1" text:outline-level="1"><text:bookmark-start text:name="_Toc308645439"/>D<text:bookmark-end text:name="_Toc308645439"/>ie Pflegefamilie</text:h>
        </text:list-item>
      </text:list>
      <text:p text:style-name="Text_20_body">Definition, Alternativen, aktuelle Zahlen, Paragraphen, Ziele,</text:p>
      <text:list xml:id="list32422105" text:continue-numbering="true" text:style-name="Outline">
        <text:list-item>
          <text:list>
            <text:list-item>
              <text:h text:style-name="Heading_20_2" text:outline-level="2"><text:bookmark-start text:name="_Toc308645440"/>B<text:bookmark-end text:name="_Toc308645440"/>edingungen und Gründe für die Aufnahme in eine Pflegefamilie</text:h>
            </text:list-item>
          </text:list>
        </text:list-item>
      </text:list>
      <text:p text:style-name="Text_20_body"><text:span text:style-name="footnote_20_reference"><text:span text:style-name="T2">Qualifikation der Familie, rechtliche Grundlagen (KWG) §72a</text:span></text:span></text:p>
      <text:list xml:id="list32421126" text:continue-numbering="true" text:style-name="Outline">
        <text:list-item>
          <text:list>
            <text:list-item>
              <text:h text:style-name="Heading_20_2" text:outline-level="2"><text:bookmark text:name="_Toc308645441"/>Rechte und Pflichten der Pflegefamilie</text:h>
            </text:list-item>
          </text:list>
        </text:list-item>
      </text:list>
      <text:p text:style-name="Text_20_body">Zusammenarbeit mit Herkunftsfamilie</text:p>
      <text:p text:style-name="Text_20_body">Schutzauftrag, Erziehungsauftrag</text:p>
      <text:p text:style-name="Text_20_body">Meldepflicht</text:p>
      <text:p text:style-name="Text_20_body">Haftung</text:p>
      <text:list xml:id="list32409496" text:continue-numbering="true" text:style-name="Outline">
        <text:list-item>
          <text:list>
            <text:list-item>
              <text:h text:style-name="Heading_20_2" text:outline-level="2">Rechte und Pflichten der Herkunftsfamilie</text:h>
            </text:list-item>
          </text:list>
        </text:list-item>
      </text:list>
      <text:p text:style-name="Text_20_body">Darf das Kind sehen</text:p>
      <text:list xml:id="list32400974" text:continue-numbering="true" text:style-name="Outline">
        <text:list-item>
          <text:h text:style-name="Heading_20_1" text:outline-level="1">Situation der Herkunftsfamilie</text:h>
        </text:list-item>
        <text:list-item>
          <text:h text:style-name="Heading_20_1" text:outline-level="1">Herausforderungen für die Pflegefamilien</text:h>
        </text:list-item>
      </text:list>
      <text:p text:style-name="Text_20_body">Emotionale Ablehnung des Kindes, Ungewissheit ob das Kind wieder gehen wird, Idolisierung von Kindern ihrer leiblichen Eltern und Distanz zu Pflegeeltern → <text:s/>emotional belastend</text:p>
      <text:list xml:id="list32408539" text:continue-numbering="true" text:style-name="Outline">
        <text:list-item>
          <text:list>
            <text:list-item>
              <text:h text:style-name="Heading_20_2" text:outline-level="2">Spannungsfeld zwischen Herkunftsfamilie und Pflegefamilie</text:h>
            </text:list-item>
            <text:list-item>
              <text:h text:style-name="Heading_20_2" text:outline-level="2">Umgang mit belastetem Kind</text:h>
            </text:list-item>
          </text:list>
        </text:list-item>
      </text:list>
      <text:p text:style-name="Text_20_body">Evtl auch Folgen von Gewalt, warum schwierig mit dem Kind</text:p>
      <text:list xml:id="list32409433" text:continue-numbering="true" text:style-name="Outline">
        <text:list-item>
          <text:list>
            <text:list-item>
              <text:h text:style-name="Heading_20_2" text:outline-level="2">Emotionale Belastungen der Pflegeeltern selbst</text:h>
            </text:list-item>
          </text:list>
        </text:list-item>
      </text:list>
      <text:p text:style-name="Text_20_body">→ Kind abweisend, Kind verlieren können, Konflikte mit Herkunftsfamilie</text:p>
      <text:list xml:id="list32410882" text:continue-numbering="true" text:style-name="Outline">
        <text:list-item>
          <text:h text:style-name="Heading_20_1" text:outline-level="1"><text:soft-page-break/>Herausforderungen für das Kind</text:h>
        </text:list-item>
      </text:list>
      <text:p text:style-name="Text_20_body"/>
      <text:list xml:id="list32415352" text:continue-numbering="true" text:style-name="Outline">
        <text:list-item>
          <text:list>
            <text:list-item>
              <text:h text:style-name="P20" text:outline-level="2">Umgang mit frühem Verlust <text:s/>und seelische Verletzungen</text:h>
            </text:list-item>
          </text:list>
        </text:list-item>
      </text:list>
      <text:p text:style-name="P13">Eltern wollen mich nicht?</text:p>
      <text:list xml:id="list32393906" text:continue-numbering="true" text:style-name="Outline">
        <text:list-item>
          <text:list>
            <text:list-item>
              <text:h text:style-name="Heading_20_2" text:outline-level="2">Bindung und Gewissenskonflikte</text:h>
            </text:list-item>
          </text:list>
        </text:list-item>
      </text:list>
      <text:p text:style-name="Text_20_body">Herkunftsfamilie gegen Pflegefamilie : Herkunft vs. Liebe</text:p>
      <text:list xml:id="list32410719" text:continue-numbering="true" text:style-name="Outline">
        <text:list-item>
          <text:list>
            <text:list-item>
              <text:h text:style-name="Heading_20_2" text:outline-level="2">Probleme außerhalb der Familie</text:h>
            </text:list-item>
          </text:list>
        </text:list-item>
      </text:list>
      <text:p text:style-name="Text_20_body">Bildung gefährdet, Psychische Belastungen</text:p>
      <text:list xml:id="list32406458" text:continue-numbering="true" text:style-name="Outline">
        <text:list-item>
          <text:h text:style-name="P23" text:outline-level="1">Lösungsstrategien</text:h>
          <text:list>
            <text:list-item>
              <text:h text:style-name="Heading_20_2" text:outline-level="2"><text:bookmark-start text:name="_Toc308645449"/>R<text:bookmark-end text:name="_Toc308645449"/>essourcen der Familie</text:h>
            </text:list-item>
          </text:list>
        </text:list-item>
      </text:list>
      <text:p text:style-name="Text_20_body">Kind in Identitätsfindung helfen, Wechsel in Familie gut gestalten, Herkunftsfamilie nicht ausblenden → Liebe erlauben, Kind alle Emotionen erlauben → Gewissenskonflikt eingrenzen</text:p>
      <text:list xml:id="list32422464" text:continue-numbering="true" text:style-name="Outline">
        <text:list-item>
          <text:list>
            <text:list-item>
              <text:h text:style-name="Heading_20_2" text:outline-level="2"><text:bookmark-start text:name="_Toc308645450"/>R<text:bookmark-end text:name="_Toc308645450"/>essourcen des Kindes</text:h>
            </text:list-item>
          </text:list>
        </text:list-item>
      </text:list>
      <text:p text:style-name="Text_20_body">Wie gehen Kinder mit ihrer Situation um?</text:p>
      <text:list xml:id="list32414688" text:continue-numbering="true" text:style-name="Outline">
        <text:list-item>
          <text:list>
            <text:list-item>
              <text:h text:style-name="Heading_20_2" text:outline-level="2">Unterstützung durch das Jugendamt</text:h>
            </text:list-item>
          </text:list>
        </text:list-item>
      </text:list>
      <text:p text:style-name="Text_20_body">Berät und hilft Pflegefamilien</text:p>
      <text:list xml:id="list32413333" text:continue-numbering="true" text:style-name="Outline">
        <text:list-item>
          <text:h text:style-name="P23" text:outline-level="1"><text:bookmark-start text:name="_Toc308645451"/>F<text:bookmark-end text:name="_Toc308645451"/>azit</text:h>
        </text:list-item>
      </text:list>
      <text:p text:style-name="Text_20_body">Geeignete, professionelle Pflegeeltern wichtig, Unterstützung des Jugendamtes wichtig, PARTIZIPATION sorgt für geli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50%" fo:text-align="justify" style:justify-single-word="false">
        <style:tab-stops>
          <style:tab-stop style:position="0cm"/>
        </style:tab-stops>
      </style:paragraph-properties>
      <style:text-properties style:font-name="Times New Roman" fo:font-size="12pt" style:font-size-asian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212cm" fo:line-height="150%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line-height="150%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style:font-name="Times New Roman" fo:font-style="italic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padding-left="0cm" fo:padding-right="0cm" fo:padding-top="0.035cm" fo:padding-bottom="0cm" fo:border-left="none" fo:border-right="none" fo:border-top="0.018cm solid #00000a" fo:border-bottom="non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elSeite" style:family="paragraph" style:parent-style-name="Standard" style:default-outline-level="" style:list-style-name="">
      <style:paragraph-properties fo:text-align="center" style:justify-single-word="false"/>
      <style:text-properties fo:font-size="28pt" style:font-size-asian="2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635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.423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size="10pt" fo:font-weight="bold" style:font-size-asian="10pt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8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776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164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552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9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32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2.716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FR1" style:family="paragraph" style:default-outline-level="" style:list-style-name="">
      <style:paragraph-properties fo:orphans="0" fo:widows="0" style:writing-mode="lr-tb"/>
      <style:text-properties style:use-window-font-color="true" style:font-name="Arial1" fo:font-size="11pt" style:font-size-asian="11pt"/>
    </style:style>
    <style:style style:name="footnote_20_text" style:display-name="footnote text" style:family="paragraph" style:parent-style-name="Standard" style:default-outline-level="" style:list-style-name=""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381cm" fo:margin-right="0cm" fo:text-align="justify" style:justify-single-word="false" fo:text-indent="-0.381cm" style:auto-text-indent="false">
        <style:tab-stops>
          <style:tab-stop style:position="0.381cm"/>
          <style:tab-stop style:position="10.373cm" style:type="right"/>
        </style:tab-stops>
      </style:paragraph-properties>
      <style:text-properties style:font-name="Times New Roman" fo:font-size="12pt" style:font-size-asian="12pt"/>
    </style:style>
    <style:style style:name="Deckblatt_20_3" style:display-name="Deckblatt 3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font-size="18pt" style:font-size-asian="18pt" style:font-name-complex="Latha" style:font-size-complex="18pt" style:language-complex="ta" style:country-complex="IN" fo:hyphenate="false" fo:hyphenation-remain-char-count="2" fo:hyphenation-push-char-count="2"/>
    </style:style>
    <style:style style:name="Quote" style:family="paragraph" style:parent-style-name="Text_20_body" style:default-outline-level="" style:list-style-name="">
      <style:paragraph-properties fo:margin-top="0.106cm" fo:margin-bottom="0.318cm" fo:line-height="100%"/>
      <style:text-properties fo:font-size="10pt" style:font-size-asian="10pt"/>
    </style:style>
    <style:style style:name="Literaturangaben" style:family="paragraph" style:parent-style-name="Text_20_body" style:default-outline-level="" style:list-style-name="">
      <style:paragraph-properties fo:margin-left="1cm" fo:margin-right="0cm" fo:line-height="100%" fo:text-indent="-1cm" style:auto-text-indent="false"/>
    </style:style>
    <style:style style:name="Deckblatt_20_Standard" style:display-name="Deckblatt Standard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font-size="14pt" style:font-size-asian="14pt" style:font-name-complex="Latha" style:font-size-complex="14pt" style:language-complex="ta" style:country-complex="IN" fo:hyphenate="false" fo:hyphenation-remain-char-count="2" fo:hyphenation-push-char-count="2"/>
    </style:style>
    <style:style style:name="Deckblatt_20_Versalien_20_Gesperrt" style:display-name="Deckblatt Versalien Gesperrt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text-transform="uppercase" fo:font-size="14pt" fo:letter-spacing="0.071cm" style:font-size-asian="14pt" style:font-name-complex="Latha" style:font-size-complex="14pt" style:language-complex="ta" style:country-complex="IN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list-style-name="" style:class="extra">
      <style:paragraph-properties fo:margin-top="0cm" fo:margin-bottom="0.319cm" fo:line-height="100%" fo:text-align="start" style:justify-single-word="false" fo:orphans="0" fo:widows="0" fo:hyphenation-ladder-count="no-limit" text:number-lines="false" text:line-number="0">
        <style:tab-stops/>
      </style:paragraph-properties>
      <style:text-properties style:font-name-complex="Latha" style:font-size-complex="12pt" style:language-complex="ta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2pt" fo:font-style="normal" fo:font-weight="normal" style:text-blinking="false" style:font-size-asian="12pt" style:font-style-asian="normal" style:font-weight-asian="normal"/>
    </style:style>
    <style:style style:name="ListLabel_20_2" style:display-name="ListLabel 2" style:family="text">
      <style:text-properties fo:font-size="8pt" style:font-size-asian="8pt"/>
    </style:style>
    <style:style style:name="ListLabel_20_3" style:display-name="ListLabel 3" style:family="text">
      <style:text-properties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52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79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font299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font299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5.503cm" style:type="right"/>
        </style:tab-stops>
      </style:paragraph-properties>
    </style:style>
    <style:style style:name="MP3" style:family="paragraph" style:parent-style-name="Footer">
      <style:paragraph-properties fo:padding="0cm" fo:border="none"/>
    </style:style>
    <style:style style:name="MT1" style:family="text"/>
    <style:style style:name="MT2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4.001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4.001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4.001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tab/><text:tab/></text:span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pan text:style-name="page_20_number"><text:tab/><text:tab/></text:span><text:page-number text:select-page="current"/></text:p>
      </style:header>
    </style:master-page>
    <style:master-page style:name="Converted2" style:page-layout-name="Mpm4">
      <style:header>
        <text:p text:style-name="MP2"><text:span text:style-name="page_20_number"><text:tab/><text:tab/></text:span><text:page-number text:select-page="current">5</text:page-number></text:p>
      </style:header>
      <style:footer>
        <text:p text:style-name="MP3"/>
      </style:footer>
    </style:master-page>
    <style:master-page style:name="Converted3" style:page-layout-name="Mpm5">
      <style:header>
        <text:p text:style-name="MP2"><text:span text:style-name="page_20_number"><text:span text:style-name="MT2"><text:tab/>Versicherung der selbständigen Erarbeitung</text:span></text:span></text:p>
      </style:header>
    </style:master-page>
    <style:master-page style:name="Converted4" style:page-layout-name="Mpm5">
      <style:header>
        <text:p text:style-name="MP2"><text:span text:style-name="page_20_number"><text:tab/></text:span><text:span text:style-name="page_20_number"><text:span text:style-name="MT2">Veröffentlichungseinverständnis<text:tab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arbeit</dc:title>
    <meta:initial-creator>ANDREAS MEYER</meta:initial-creator>
    <meta:editing-cycles>7</meta:editing-cycles>
    <meta:print-date>1999-07-09T08:02:00</meta:print-date>
    <meta:creation-date>2011-11-09T22:42:00</meta:creation-date>
    <dc:date>2017-06-09T12:22:08.91</dc:date>
    <meta:editing-duration>PT2H24M22S</meta:editing-duration>
    <meta:generator>OpenOffice/4.1.3$Win32 OpenOffice.org_project/413m1$Build-9783</meta:generator>
    <meta:document-statistic meta:table-count="1" meta:image-count="0" meta:object-count="0" meta:page-count="5" meta:paragraph-count="72" meta:word-count="358" meta:character-count="26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iplom97.dot" xlink:href=""/>
  </office:meta>
</office:document-meta>
</file>